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C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667cm" style:rel-column-width="21845*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C1" style:family="table-cell">
      <style:table-cell-properties fo:padding="0.097cm" fo:border="0.5pt solid #000000"/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2.26" style:family="table-row">
      <style:table-row-properties style:min-row-height="0.843cm"/>
    </style:style>
    <style:style style:name="P1" style:family="paragraph" style:parent-style-name="Standard">
      <style:paragraph-properties fo:text-align="center" style:justify-single-word="false"/>
      <style:text-properties fo:font-size="14pt" fo:font-weight="normal" officeooo:rsid="0004aef8" officeooo:paragraph-rsid="0004aef8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04aef8" officeooo:paragraph-rsid="0004aef8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05c509" officeooo:paragraph-rsid="0005c509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07bcb7" officeooo:paragraph-rsid="0007bcb7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09f6e9" officeooo:paragraph-rsid="0009f6e9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4pt" fo:font-weight="normal" officeooo:rsid="0009f6e9" officeooo:paragraph-rsid="0009f6e9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0c4660" officeooo:paragraph-rsid="000c4660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0c4660" officeooo:paragraph-rsid="000f4db5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rsid="000c4660" officeooo:paragraph-rsid="0018178d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officeooo:rsid="000f4db5" officeooo:paragraph-rsid="000f4db5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weight="normal" officeooo:rsid="0010ad50" officeooo:paragraph-rsid="0010ad50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weight="normal" officeooo:rsid="001114ab" officeooo:paragraph-rsid="001114ab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weight="normal" officeooo:rsid="00161b4e" officeooo:paragraph-rsid="00161b4e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weight="normal" officeooo:rsid="0018178d" officeooo:paragraph-rsid="0018178d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weight="normal" officeooo:rsid="00142512" officeooo:paragraph-rsid="0018178d" style:font-size-asian="14pt" style:font-weight-asian="normal" style:font-size-complex="14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fo:font-size="14pt" officeooo:rsid="0004aef8" officeooo:paragraph-rsid="0004aef8" style:font-size-asian="14pt" style:font-size-complex="14pt"/>
    </style:style>
    <style:style style:name="P17" style:family="paragraph" style:parent-style-name="Table_20_Contents">
      <style:paragraph-properties fo:text-align="start" style:justify-single-word="false"/>
      <style:text-properties fo:font-size="14pt" officeooo:rsid="0009f6e9" officeooo:paragraph-rsid="0009f6e9" style:font-size-asian="14pt" style:font-size-complex="14pt"/>
    </style:style>
    <style:style style:name="P18" style:family="paragraph" style:parent-style-name="Table_20_Contents">
      <style:paragraph-properties fo:text-align="start" style:justify-single-word="false"/>
      <style:text-properties fo:font-size="14pt" officeooo:rsid="000a4bfb" officeooo:paragraph-rsid="000a4bfb" style:font-size-asian="14pt" style:font-size-complex="14pt"/>
    </style:style>
    <style:style style:name="P19" style:family="paragraph" style:parent-style-name="Table_20_Contents">
      <style:paragraph-properties fo:text-align="start" style:justify-single-word="false"/>
      <style:text-properties fo:font-size="14pt" officeooo:rsid="000a4bfb" officeooo:paragraph-rsid="000b6db9" style:font-size-asian="14pt" style:font-size-complex="14pt"/>
    </style:style>
    <style:style style:name="P20" style:family="paragraph" style:parent-style-name="Table_20_Contents">
      <style:paragraph-properties fo:text-align="start" style:justify-single-word="false"/>
      <style:text-properties fo:font-size="14pt" officeooo:rsid="000c4660" officeooo:paragraph-rsid="000c4660" style:font-size-asian="14pt" style:font-size-complex="14pt"/>
    </style:style>
    <style:style style:name="P21" style:family="paragraph" style:parent-style-name="Table_20_Contents">
      <style:paragraph-properties fo:text-align="center" style:justify-single-word="false"/>
      <style:text-properties fo:font-size="14pt" fo:font-weight="bold" officeooo:rsid="0004aef8" officeooo:paragraph-rsid="0004aef8" style:font-size-asian="14pt" style:font-weight-asian="bold" style:font-size-complex="14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size="14pt" fo:font-weight="bold" officeooo:rsid="0009f6e9" officeooo:paragraph-rsid="0009f6e9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f4db5" officeooo:paragraph-rsid="000f4db5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4pt" fo:font-weight="normal" officeooo:rsid="000c4660" officeooo:paragraph-rsid="000f4db5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b978d" officeooo:paragraph-rsid="001b978d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b978d" officeooo:paragraph-rsid="001b978d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d61cd" officeooo:paragraph-rsid="001d61cd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line-height="100%"/>
      <style:text-properties fo:color="#000000" loext:opacity="100%" style:font-name="Liberation Serif" fo:font-size="14pt" fo:language="fr" fo:country="FR" style:font-size-asian="14pt" style:font-size-complex="14pt"/>
    </style:style>
    <style:style style:name="P29" style:family="paragraph" style:parent-style-name="Standard">
      <style:paragraph-properties fo:line-height="100%"/>
      <style:text-properties style:use-window-font-color="true" loext:opacity="0%" style:font-name="Calibri" fo:font-size="10.5pt" fo:language="fr" fo:country="FR" style:font-size-asian="10.5pt"/>
    </style:style>
    <style:style style:name="P30" style:family="paragraph" style:parent-style-name="Standard">
      <style:paragraph-properties fo:line-height="100%"/>
      <style:text-properties style:use-window-font-color="true" loext:opacity="0%" style:font-name="Liberation Serif" fo:font-size="14pt" fo:language="fr" fo:country="FR" style:font-size-asian="14pt" style:font-size-complex="14pt"/>
    </style:style>
    <style:style style:name="P31" style:family="paragraph" style:parent-style-name="Standard">
      <style:paragraph-properties fo:line-height="100%" fo:text-align="start" style:justify-single-word="false"/>
      <style:text-properties style:font-name="Liberation Serif" fo:font-size="14pt" style:text-underline-style="none" fo:font-weight="normal" officeooo:rsid="001b978d" officeooo:paragraph-rsid="001b978d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line-height="100%"/>
      <style:text-properties style:font-name="Liberation Serif" fo:font-size="14pt" style:font-size-asian="14pt" style:font-size-complex="14pt"/>
    </style:style>
    <style:style style:name="P33" style:family="paragraph" style:parent-style-name="Standard">
      <style:paragraph-properties fo:line-height="100%"/>
      <style:text-properties style:font-name="Liberation Serif" fo:font-size="14pt" officeooo:paragraph-rsid="001b978d" style:font-size-asian="14pt" style:font-size-complex="14pt"/>
    </style:style>
    <style:style style:name="P34" style:family="paragraph" style:parent-style-name="Standard">
      <style:paragraph-properties fo:line-height="100%" fo:text-align="start" style:justify-single-word="false"/>
      <style:text-properties style:font-name="Liberation Serif" fo:font-size="14pt" officeooo:paragraph-rsid="000f4db5" style:font-size-asian="14pt" style:font-size-complex="14pt"/>
    </style:style>
    <style:style style:name="T1" style:family="text">
      <style:text-properties officeooo:rsid="0005c509"/>
    </style:style>
    <style:style style:name="T2" style:family="text">
      <style:text-properties officeooo:rsid="0007bcb7"/>
    </style:style>
    <style:style style:name="T3" style:family="text">
      <style:text-properties officeooo:rsid="0009f6e9"/>
    </style:style>
    <style:style style:name="T4" style:family="text">
      <style:text-properties officeooo:rsid="000a4bfb"/>
    </style:style>
    <style:style style:name="T5" style:family="text">
      <style:text-properties officeooo:rsid="000b6db9"/>
    </style:style>
    <style:style style:name="T6" style:family="text">
      <style:text-properties officeooo:rsid="000dd1b9"/>
    </style:style>
    <style:style style:name="T7" style:family="text">
      <style:text-properties officeooo:rsid="000f4db5"/>
    </style:style>
    <style:style style:name="T8" style:family="text">
      <style:text-properties officeooo:rsid="0010ad50"/>
    </style:style>
    <style:style style:name="T9" style:family="text">
      <style:text-properties officeooo:rsid="001114ab"/>
    </style:style>
    <style:style style:name="T10" style:family="text">
      <style:text-properties officeooo:rsid="0012c4c4"/>
    </style:style>
    <style:style style:name="T11" style:family="text">
      <style:text-properties officeooo:rsid="00142512"/>
    </style:style>
    <style:style style:name="T12" style:family="text">
      <style:text-properties officeooo:rsid="0015e46a"/>
    </style:style>
    <style:style style:name="T13" style:family="text">
      <style:text-properties officeooo:rsid="00161b4e"/>
    </style:style>
    <style:style style:name="T14" style:family="text">
      <style:text-properties officeooo:rsid="00198441"/>
    </style:style>
    <style:style style:name="T15" style:family="text">
      <style:text-properties officeooo:rsid="001b6b55"/>
    </style:style>
    <style:style style:name="T16" style:family="text">
      <style:text-properties fo:color="#000000" loext:opacity="100%" style:font-name="Calibri" fo:font-size="10pt" fo:language="fr" fo:country="FR" style:font-size-asian="10pt"/>
    </style:style>
    <style:style style:name="T17" style:family="text">
      <style:text-properties fo:color="#000000" loext:opacity="100%" fo:font-size="10pt" fo:language="fr" fo:country="FR" style:font-size-asian="10pt"/>
    </style:style>
    <style:style style:name="T18" style:family="text">
      <style:text-properties fo:color="#000000" loext:opacity="100%" fo:language="fr" fo:country="FR"/>
    </style:style>
    <style:style style:name="T19" style:family="text">
      <style:text-properties fo:color="#000000" loext:opacity="100%" fo:language="fr" fo:country="FR" officeooo:rsid="001b978d"/>
    </style:style>
    <style:style style:name="T20" style:family="text">
      <style:text-properties fo:color="#000000" loext:opacity="100%" fo:language="fr" fo:country="FR" officeooo:rsid="001d1a9d"/>
    </style:style>
    <style:style style:name="T21" style:family="text">
      <style:text-properties fo:color="#000000" loext:opacity="100%" fo:language="fr" fo:country="FR" officeooo:rsid="001f8cae"/>
    </style:style>
    <style:style style:name="T22" style:family="text">
      <style:text-properties officeooo:rsid="001f8ca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<text:span text:style-name="T3">) <text:s text:c="30"/></text:span>Dictionnaire de donnée de l’exercice 1 :</text:p>
      <text:p text:style-name="P1"/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21">nom</text:p>
          </table:table-cell>
          <table:table-cell table:style-name="Tableau1.A1" office:value-type="string">
            <text:p text:style-name="P21">type</text:p>
          </table:table-cell>
          <table:table-cell table:style-name="Tableau1.C1" office:value-type="string">
            <text:p text:style-name="P21">description</text:p>
          </table:table-cell>
        </table:table-row>
        <table:table-row>
          <table:table-cell table:style-name="Tableau1.A2" office:value-type="string">
            <text:p text:style-name="P16">per_num</text:p>
          </table:table-cell>
          <table:table-cell table:style-name="Tableau1.A2" office:value-type="string">
            <text:p text:style-name="P16">int</text:p>
          </table:table-cell>
          <table:table-cell table:style-name="Tableau1.C2" office:value-type="string">
            <text:p text:style-name="P16">Id des personne</text:p>
          </table:table-cell>
        </table:table-row>
        <table:table-row>
          <table:table-cell table:style-name="Tableau1.A2" office:value-type="string">
            <text:p text:style-name="P16">per_nom</text:p>
          </table:table-cell>
          <table:table-cell table:style-name="Tableau1.A2" office:value-type="string">
            <text:p text:style-name="P16">varchar</text:p>
          </table:table-cell>
          <table:table-cell table:style-name="Tableau1.C2" office:value-type="string">
            <text:p text:style-name="P16">Nom des personne</text:p>
          </table:table-cell>
        </table:table-row>
        <table:table-row>
          <table:table-cell table:style-name="Tableau1.A2" office:value-type="string">
            <text:p text:style-name="P16">per_prenom</text:p>
          </table:table-cell>
          <table:table-cell table:style-name="Tableau1.A2" office:value-type="string">
            <text:p text:style-name="P16">varchar</text:p>
          </table:table-cell>
          <table:table-cell table:style-name="Tableau1.C2" office:value-type="string">
            <text:p text:style-name="P16">Prénom des personne</text:p>
          </table:table-cell>
        </table:table-row>
        <table:table-row>
          <table:table-cell table:style-name="Tableau1.A2" office:value-type="string">
            <text:p text:style-name="P16">per_adresse</text:p>
          </table:table-cell>
          <table:table-cell table:style-name="Tableau1.A2" office:value-type="string">
            <text:p text:style-name="P16">varchar</text:p>
          </table:table-cell>
          <table:table-cell table:style-name="Tableau1.C2" office:value-type="string">
            <text:p text:style-name="P16">L’adresse des personne</text:p>
          </table:table-cell>
        </table:table-row>
        <table:table-row>
          <table:table-cell table:style-name="Tableau1.A2" office:value-type="string">
            <text:p text:style-name="P16">per_ville</text:p>
          </table:table-cell>
          <table:table-cell table:style-name="Tableau1.A2" office:value-type="string">
            <text:p text:style-name="P16">varchar</text:p>
          </table:table-cell>
          <table:table-cell table:style-name="Tableau1.C2" office:value-type="string">
            <text:p text:style-name="P16">Ville de résidence des personne</text:p>
          </table:table-cell>
        </table:table-row>
        <table:table-row>
          <table:table-cell table:style-name="Tableau1.A2" office:value-type="string">
            <text:p text:style-name="P16">gro_num</text:p>
          </table:table-cell>
          <table:table-cell table:style-name="Tableau1.A2" office:value-type="string">
            <text:p text:style-name="P16">int</text:p>
          </table:table-cell>
          <table:table-cell table:style-name="Tableau1.C2" office:value-type="string">
            <text:p text:style-name="P16">Id du groupe</text:p>
          </table:table-cell>
        </table:table-row>
        <table:table-row>
          <table:table-cell table:style-name="Tableau1.A2" office:value-type="string">
            <text:p text:style-name="P16">gro_libelle</text:p>
          </table:table-cell>
          <table:table-cell table:style-name="Tableau1.A2" office:value-type="string">
            <text:p text:style-name="P16">varchar</text:p>
          </table:table-cell>
          <table:table-cell table:style-name="Tableau1.C2" office:value-type="string">
            <text:p text:style-name="P16">Nom du groupe</text:p>
          </table:table-cell>
        </table:table-row>
      </table:table>
      <text:p text:style-name="P2"/>
      <text:p text:style-name="P2"/>
      <text:p text:style-name="P2">2) per_num de la table Personne est une clé primaire qui est lier a la clé étrangère per_num de la table Appartient</text:p>
      <text:p text:style-name="P2"/>
      <text:p text:style-name="P2">gro_num de la table Groupe est une clé primaire qui est lier a la clé étrangère gro_num de la table Appartient</text:p>
      <text:p text:style-name="P2"/>
      <text:p text:style-name="P2">3)</text:p>
      <text:p text:style-name="P4">create database organisation;</text:p>
      <text:p text:style-name="P4"/>
      <text:p text:style-name="P4">use organisation;</text:p>
      <text:p text:style-name="P2"/>
      <text:p text:style-name="P2">create table Personne(</text:p>
      <text:p text:style-name="P2"><text:tab/>per_num int auto_increment primary key,</text:p>
      <text:p text:style-name="P2"><text:tab/>per_nom varchar(255),</text:p>
      <text:p text:style-name="P2"><text:tab/>per_prenom varchar(255),</text:p>
      <text:p text:style-name="P2"><text:tab/>per_adresse varchar(255),</text:p>
      <text:p text:style-name="P2"><text:s/><text:tab/>per_ville varchar(255)</text:p>
      <text:p text:style-name="P2">);</text:p>
      <text:p text:style-name="P2"/>
      <text:p text:style-name="P2">create table Groupe(</text:p>
      <text:p text:style-name="P2"><text:tab/>gro_num int auto_increment primary key,</text:p>
      <text:p text:style-name="P2"><text:tab/>gro_libelle varchar(255)</text:p>
      <text:p text:style-name="P2">);</text:p>
      <text:p text:style-name="P2"/>
      <text:p text:style-name="P2">create table <text:span text:style-name="T1">Appartient(</text:span></text:p>
      <text:p text:style-name="P2"><text:tab/><text:span text:style-name="T1">per_num int,</text:span></text:p>
      <text:p text:style-name="P2"><text:tab/><text:span text:style-name="T1">gro_num int,</text:span></text:p>
      <text:p text:style-name="P2"><text:tab/><text:span text:style-name="T1">foreign key (per_num) reference</text:span><text:span text:style-name="T2">s</text:span><text:span text:style-name="T1"> Personne(per_num),</text:span></text:p>
      <text:p text:style-name="P2"><text:tab/><text:span text:style-name="T1">foreign key (gro_num) reference</text:span><text:span text:style-name="T2">s</text:span><text:span text:style-name="T1"> Groupe(gro_num)</text:span></text:p>
      <text:p text:style-name="P3"><text:soft-page-break/>);</text:p>
      <text:p text:style-name="P2"/>
      <text:p text:style-name="P5">exercice 2 :</text:p>
      <text:p text:style-name="P5"/>
      <text:p text:style-name="P6">dictionnaire de donnee de exercice 2 :</text:p>
      <text:p text:style-name="P5"/>
      <table:table table:name="Tableau2" table:style-name="Tableau2">
        <table:table-column table:style-name="Tableau2.A" table:number-columns-repeated="3"/>
        <table:table-row>
          <table:table-cell table:style-name="Tableau2.A1" office:value-type="string">
            <text:p text:style-name="P22">nom</text:p>
          </table:table-cell>
          <table:table-cell table:style-name="Tableau2.A1" office:value-type="string">
            <text:p text:style-name="P22">type</text:p>
          </table:table-cell>
          <table:table-cell table:style-name="Tableau2.C1" office:value-type="string">
            <text:p text:style-name="P22">description</text:p>
          </table:table-cell>
        </table:table-row>
        <table:table-row>
          <table:table-cell table:style-name="Tableau2.A2" office:value-type="string">
            <text:p text:style-name="P17">id_sta</text:p>
          </table:table-cell>
          <table:table-cell table:style-name="Tableau2.A2" office:value-type="string">
            <text:p text:style-name="P17">Int <text:span text:style-name="T15">(</text:span><text:span text:style-name="T4">clé primaire</text:span><text:span text:style-name="T15">)</text:span></text:p>
          </table:table-cell>
          <table:table-cell table:style-name="Tableau2.C2" office:value-type="string">
            <text:p text:style-name="P17">num_station</text:p>
          </table:table-cell>
        </table:table-row>
        <table:table-row>
          <table:table-cell table:style-name="Tableau2.A2" office:value-type="string">
            <text:p text:style-name="P17">nom_sta</text:p>
          </table:table-cell>
          <table:table-cell table:style-name="Tableau2.A2" office:value-type="string">
            <text:p text:style-name="P17">varchar</text:p>
          </table:table-cell>
          <table:table-cell table:style-name="Tableau2.C2" office:value-type="string">
            <text:p text:style-name="P18">nom_station</text:p>
          </table:table-cell>
        </table:table-row>
        <table:table-row>
          <table:table-cell table:style-name="Tableau2.A2" office:value-type="string">
            <text:p text:style-name="P17">cap_hot</text:p>
          </table:table-cell>
          <table:table-cell table:style-name="Tableau2.A2" office:value-type="string">
            <text:p text:style-name="P18">int</text:p>
          </table:table-cell>
          <table:table-cell table:style-name="Tableau2.C2" office:value-type="string">
            <text:p text:style-name="P18">capacite_hotel</text:p>
          </table:table-cell>
        </table:table-row>
        <table:table-row>
          <table:table-cell table:style-name="Tableau2.A2" office:value-type="string">
            <text:p text:style-name="P17">cat_hot</text:p>
          </table:table-cell>
          <table:table-cell table:style-name="Tableau2.A2" office:value-type="string">
            <text:p text:style-name="P18">varchar</text:p>
          </table:table-cell>
          <table:table-cell table:style-name="Tableau2.C2" office:value-type="string">
            <text:p text:style-name="P18">categorie_hotel</text:p>
          </table:table-cell>
        </table:table-row>
        <table:table-row>
          <table:table-cell table:style-name="Tableau2.A2" office:value-type="string">
            <text:p text:style-name="P17">nom_hot</text:p>
          </table:table-cell>
          <table:table-cell table:style-name="Tableau2.A2" office:value-type="string">
            <text:p text:style-name="P18">varchar</text:p>
          </table:table-cell>
          <table:table-cell table:style-name="Tableau2.C2" office:value-type="string">
            <text:p text:style-name="P18">nom_hotel</text:p>
          </table:table-cell>
        </table:table-row>
        <table:table-row>
          <table:table-cell table:style-name="Tableau2.A2" office:value-type="string">
            <text:p text:style-name="P17">adresse_hot</text:p>
          </table:table-cell>
          <table:table-cell table:style-name="Tableau2.A2" office:value-type="string">
            <text:p text:style-name="P18">varchar</text:p>
          </table:table-cell>
          <table:table-cell table:style-name="Tableau2.C2" office:value-type="string">
            <text:p text:style-name="P18">adresse_hotel</text:p>
          </table:table-cell>
        </table:table-row>
        <table:table-row>
          <table:table-cell table:style-name="Tableau2.A2" office:value-type="string">
            <text:p text:style-name="P17">id_hot</text:p>
          </table:table-cell>
          <table:table-cell table:style-name="Tableau2.A2" office:value-type="string">
            <text:p text:style-name="P18">int</text:p>
          </table:table-cell>
          <table:table-cell table:style-name="Tableau2.C2" office:value-type="string">
            <text:p text:style-name="P18">num_hotel</text:p>
          </table:table-cell>
        </table:table-row>
        <table:table-row>
          <table:table-cell table:style-name="Tableau2.A2" office:value-type="string">
            <text:p text:style-name="P17">id_sta_hot</text:p>
          </table:table-cell>
          <table:table-cell table:style-name="Tableau2.A2" office:value-type="string">
            <text:p text:style-name="P18">int</text:p>
          </table:table-cell>
          <table:table-cell table:style-name="Tableau2.C2" office:value-type="string">
            <text:p text:style-name="P18">num_station pour hotel</text:p>
          </table:table-cell>
        </table:table-row>
        <table:table-row>
          <table:table-cell table:style-name="Tableau2.A2" office:value-type="string">
            <text:p text:style-name="P17">cap_cha</text:p>
          </table:table-cell>
          <table:table-cell table:style-name="Tableau2.A2" office:value-type="string">
            <text:p text:style-name="P18">int</text:p>
          </table:table-cell>
          <table:table-cell table:style-name="Tableau2.C2" office:value-type="string">
            <text:p text:style-name="P18">capacite_chambre</text:p>
          </table:table-cell>
        </table:table-row>
        <table:table-row>
          <table:table-cell table:style-name="Tableau2.A2" office:value-type="string">
            <text:p text:style-name="P17">confort_cha</text:p>
          </table:table-cell>
          <table:table-cell table:style-name="Tableau2.A2" office:value-type="string">
            <text:p text:style-name="P18">varchar</text:p>
          </table:table-cell>
          <table:table-cell table:style-name="Tableau2.C2" office:value-type="string">
            <text:p text:style-name="P18">degre_comfort</text:p>
          </table:table-cell>
        </table:table-row>
        <table:table-row>
          <table:table-cell table:style-name="Tableau2.A2" office:value-type="string">
            <text:p text:style-name="P17">expo_cha</text:p>
          </table:table-cell>
          <table:table-cell table:style-name="Tableau2.A2" office:value-type="string">
            <text:p text:style-name="P18">varchar</text:p>
          </table:table-cell>
          <table:table-cell table:style-name="Tableau2.C2" office:value-type="string">
            <text:p text:style-name="P18">exposition</text:p>
          </table:table-cell>
        </table:table-row>
        <table:table-row>
          <table:table-cell table:style-name="Tableau2.A2" office:value-type="string">
            <text:p text:style-name="P20">type_cha</text:p>
          </table:table-cell>
          <table:table-cell table:style-name="Tableau2.A2" office:value-type="string">
            <text:p text:style-name="P20">varchar</text:p>
          </table:table-cell>
          <table:table-cell table:style-name="Tableau2.C2" office:value-type="string">
            <text:p text:style-name="P20">type_chambre</text:p>
          </table:table-cell>
        </table:table-row>
        <table:table-row>
          <table:table-cell table:style-name="Tableau2.A2" office:value-type="string">
            <text:p text:style-name="P17">id_cha</text:p>
          </table:table-cell>
          <table:table-cell table:style-name="Tableau2.A2" office:value-type="string">
            <text:p text:style-name="P19">Int <text:span text:style-name="T15">(</text:span>clé primaire<text:span text:style-name="T15">)</text:span></text:p>
          </table:table-cell>
          <table:table-cell table:style-name="Tableau2.C2" office:value-type="string">
            <text:p text:style-name="P18">num_chambre</text:p>
          </table:table-cell>
        </table:table-row>
        <table:table-row>
          <table:table-cell table:style-name="Tableau2.A2" office:value-type="string">
            <text:p text:style-name="P17">id_hot_cha</text:p>
          </table:table-cell>
          <table:table-cell table:style-name="Tableau2.A2" office:value-type="string">
            <text:p text:style-name="P18">Int <text:span text:style-name="T15">(</text:span><text:span text:style-name="T5">clé étrangère</text:span><text:span text:style-name="T15">)</text:span></text:p>
          </table:table-cell>
          <table:table-cell table:style-name="Tableau2.C2" office:value-type="string">
            <text:p text:style-name="P18">num_hotel pour chambre</text:p>
          </table:table-cell>
        </table:table-row>
        <table:table-row>
          <table:table-cell table:style-name="Tableau2.A2" office:value-type="string">
            <text:p text:style-name="P17">id_cha_res</text:p>
          </table:table-cell>
          <table:table-cell table:style-name="Tableau2.A2" office:value-type="string">
            <text:p text:style-name="P19">Int <text:span text:style-name="T15">(</text:span><text:span text:style-name="T5">clé étrangère</text:span><text:span text:style-name="T15">)</text:span></text:p>
          </table:table-cell>
          <table:table-cell table:style-name="Tableau2.C2" office:value-type="string">
            <text:p text:style-name="P18">num_chambre pour reservation</text:p>
          </table:table-cell>
        </table:table-row>
        <table:table-row>
          <table:table-cell table:style-name="Tableau2.A2" office:value-type="string">
            <text:p text:style-name="P17">id_cli_res</text:p>
          </table:table-cell>
          <table:table-cell table:style-name="Tableau2.A2" office:value-type="string">
            <text:p text:style-name="P19">Int <text:span text:style-name="T15">(</text:span><text:span text:style-name="T5">clé étrangère</text:span><text:span text:style-name="T15">)</text:span></text:p>
          </table:table-cell>
          <table:table-cell table:style-name="Tableau2.C2" office:value-type="string">
            <text:p text:style-name="P18">num_client pour reservation</text:p>
          </table:table-cell>
        </table:table-row>
        <table:table-row>
          <table:table-cell table:style-name="Tableau2.A2" office:value-type="string">
            <text:p text:style-name="P17">res_date_fin</text:p>
          </table:table-cell>
          <table:table-cell table:style-name="Tableau2.A2" office:value-type="string">
            <text:p text:style-name="P18">date</text:p>
          </table:table-cell>
          <table:table-cell table:style-name="Tableau2.C2" office:value-type="string">
            <text:p text:style-name="P18">date_fin</text:p>
          </table:table-cell>
        </table:table-row>
        <table:table-row>
          <table:table-cell table:style-name="Tableau2.A2" office:value-type="string">
            <text:p text:style-name="P17">res_date_debut</text:p>
          </table:table-cell>
          <table:table-cell table:style-name="Tableau2.A2" office:value-type="string">
            <text:p text:style-name="P18">date</text:p>
          </table:table-cell>
          <table:table-cell table:style-name="Tableau2.C2" office:value-type="string">
            <text:p text:style-name="P18">date_debut</text:p>
          </table:table-cell>
        </table:table-row>
        <table:table-row>
          <table:table-cell table:style-name="Tableau2.A2" office:value-type="string">
            <text:p text:style-name="P17">res_date</text:p>
          </table:table-cell>
          <table:table-cell table:style-name="Tableau2.A2" office:value-type="string">
            <text:p text:style-name="P18">date</text:p>
          </table:table-cell>
          <table:table-cell table:style-name="Tableau2.C2" office:value-type="string">
            <text:p text:style-name="P18">date_reservetion</text:p>
          </table:table-cell>
        </table:table-row>
        <table:table-row>
          <table:table-cell table:style-name="Tableau2.A2" office:value-type="string">
            <text:p text:style-name="P17">res_aco<text:span text:style-name="T4">mp</text:span>te </text:p>
          </table:table-cell>
          <table:table-cell table:style-name="Tableau2.A2" office:value-type="string">
            <text:p text:style-name="P18">int</text:p>
          </table:table-cell>
          <table:table-cell table:style-name="Tableau2.C2" office:value-type="string">
            <text:p text:style-name="P18">montant_arrhes</text:p>
          </table:table-cell>
        </table:table-row>
        <table:table-row>
          <table:table-cell table:style-name="Tableau2.A2" office:value-type="string">
            <text:p text:style-name="P18">res_prix</text:p>
          </table:table-cell>
          <table:table-cell table:style-name="Tableau2.A2" office:value-type="string">
            <text:p text:style-name="P18">Decimal(5,2)</text:p>
          </table:table-cell>
          <table:table-cell table:style-name="Tableau2.C2" office:value-type="string">
            <text:p text:style-name="P18">prix_total</text:p>
          </table:table-cell>
        </table:table-row>
        <table:table-row>
          <table:table-cell table:style-name="Tableau2.A2" office:value-type="string">
            <text:p text:style-name="P18">adresse_cli</text:p>
          </table:table-cell>
          <table:table-cell table:style-name="Tableau2.A2" office:value-type="string">
            <text:p text:style-name="P18">varchar</text:p>
          </table:table-cell>
          <table:table-cell table:style-name="Tableau2.C2" office:value-type="string">
            <text:p text:style-name="P18">adresse_client</text:p>
          </table:table-cell>
        </table:table-row>
        <table:table-row>
          <table:table-cell table:style-name="Tableau2.A2" office:value-type="string">
            <text:p text:style-name="P18">nom_cli</text:p>
          </table:table-cell>
          <table:table-cell table:style-name="Tableau2.A2" office:value-type="string">
            <text:p text:style-name="P18">varchar</text:p>
          </table:table-cell>
          <table:table-cell table:style-name="Tableau2.C2" office:value-type="string">
            <text:p text:style-name="P18">nom_client</text:p>
          </table:table-cell>
        </table:table-row>
        <table:table-row>
          <table:table-cell table:style-name="Tableau2.A2" office:value-type="string">
            <text:p text:style-name="P18">prenom_cli</text:p>
          </table:table-cell>
          <table:table-cell table:style-name="Tableau2.A2" office:value-type="string">
            <text:p text:style-name="P18">varchar</text:p>
          </table:table-cell>
          <table:table-cell table:style-name="Tableau2.C2" office:value-type="string">
            <text:p text:style-name="P18">prenom_client</text:p>
          </table:table-cell>
        </table:table-row>
        <table:table-row table:style-name="Tableau2.26">
          <table:table-cell table:style-name="Tableau2.A2" office:value-type="string">
            <text:p text:style-name="P18">id_cli</text:p>
          </table:table-cell>
          <table:table-cell table:style-name="Tableau2.A2" office:value-type="string">
            <text:p text:style-name="P19">Int <text:span text:style-name="T15">(</text:span>clé primaire<text:span text:style-name="T15">)</text:span></text:p>
          </table:table-cell>
          <table:table-cell table:style-name="Tableau2.C2" office:value-type="string">
            <text:p text:style-name="P18">num_client</text:p>
          </table:table-cell>
        </table:table-row>
      </table:table>
      <text:p text:style-name="P5"/>
      <text:p text:style-name="P5"><text:soft-page-break/></text:p>
      <text:p text:style-name="P7">Create database hotel<text:span text:style-name="T6">s</text:span>;</text:p>
      <text:p text:style-name="P7"/>
      <text:p text:style-name="P7">use hotel<text:span text:style-name="T6">s</text:span>;</text:p>
      <text:p text:style-name="P7"/>
      <text:p text:style-name="P7">create table station(</text:p>
      <text:p text:style-name="P7"><text:tab/>id_sta int auto_increment primary key,</text:p>
      <text:p text:style-name="P7"><text:tab/>nom_sta varchar(255)</text:p>
      <text:p text:style-name="P7">);</text:p>
      <text:p text:style-name="P7"/>
      <text:p text:style-name="P7">create table hotel(</text:p>
      <text:p text:style-name="P7"><text:tab/>cap_hot int,</text:p>
      <text:p text:style-name="P7"><text:tab/>cat_hot varchar(255),</text:p>
      <text:p text:style-name="P7"><text:tab/>nom_hot varchar(255),</text:p>
      <text:p text:style-name="P7"><text:tab/>adresse_hot varchar(255),</text:p>
      <text:p text:style-name="P7"><text:tab/>id_hot int auto_increment primary key,</text:p>
      <text:p text:style-name="P7"><text:tab/>id_sta_hot int,</text:p>
      <text:p text:style-name="P7"><text:tab/>foreign key (id_sta_hot) references station(id_sta)</text:p>
      <text:p text:style-name="P7">);</text:p>
      <text:p text:style-name="P7"/>
      <text:p text:style-name="P7">create table chambre(</text:p>
      <text:p text:style-name="P7"><text:tab/>cap_cha int,</text:p>
      <text:p text:style-name="P7"><text:tab/>comfort_cha varchar(255),</text:p>
      <text:p text:style-name="P7"><text:tab/>expo_cha varchar(255),</text:p>
      <text:p text:style-name="P7"><text:tab/>type_cha varchar(255),</text:p>
      <text:p text:style-name="P7"><text:tab/>id_cha int auto_increment primary key,</text:p>
      <text:p text:style-name="P7"><text:tab/>id_hot_cha int,</text:p>
      <text:p text:style-name="P7"><text:tab/>foreign key (id_hot_cha) references hotel(id_hot)</text:p>
      <text:p text:style-name="P7">);</text:p>
      <text:p text:style-name="P7"/>
      <text:p text:style-name="P7">create table client(</text:p>
      <text:p text:style-name="P7"><text:tab/>adresse_cli varchar(255),</text:p>
      <text:p text:style-name="P7"><text:tab/>nom_cli varchar(255),</text:p>
      <text:p text:style-name="P7"><text:tab/>prenom_cli varchar(255),</text:p>
      <text:p text:style-name="P7"><text:tab/>id_cli int auto_increment primary key</text:p>
      <text:p text:style-name="P7">);</text:p>
      <text:p text:style-name="P7"/>
      <text:p text:style-name="P7">create table reservation(</text:p>
      <text:p text:style-name="P7"><text:tab/>id_cha_res int,</text:p>
      <text:p text:style-name="P7"><text:tab/>id_cli_res int,</text:p>
      <text:p text:style-name="P7"><text:tab/>res_date_debut date,</text:p>
      <text:p text:style-name="P7"><text:tab/>res_date_fin date,</text:p>
      <text:p text:style-name="P7"><text:tab/>res_date <text:span text:style-name="T6">date</text:span>,</text:p>
      <text:p text:style-name="P7"><text:tab/>res_acompte int,</text:p>
      <text:p text:style-name="P7"><text:tab/>res_prix decimal(5,2),</text:p>
      <text:p text:style-name="P7"><text:soft-page-break/><text:tab/>foreign key (id_cha_res) references chambre(id_cha),</text:p>
      <text:p text:style-name="P7"><text:tab/>foreign key (id_cli_res) references client(id_cli)</text:p>
      <text:p text:style-name="P7">); </text:p>
      <text:p text:style-name="P7"/>
      <text:p text:style-name="P23">cas papyrus :</text:p>
      <text:p text:style-name="P10"><text:span text:style-name="T22">CREATE DATABASE</text:span> papyrus;</text:p>
      <text:p text:style-name="P10"/>
      <text:p text:style-name="P10"><text:span text:style-name="T22">USE</text:span> papyrus;</text:p>
      <text:p text:style-name="P10"/>
      <text:p text:style-name="P34"><text:span text:style-name="T18">CREATE TABLE produit(</text:span></text:p>
      <text:p text:style-name="P32"><text:span text:style-name="T18"><text:s text:c="3"/>codart CHAR(5) ,</text:span></text:p>
      <text:p text:style-name="P32"><text:span text:style-name="T18"><text:s text:c="3"/>libart VARCHAR(30) <text:s/>NOT NULL,</text:span></text:p>
      <text:p text:style-name="P32"><text:span text:style-name="T18"><text:s text:c="3"/>stkale INT NOT NULL,</text:span></text:p>
      <text:p text:style-name="P32"><text:span text:style-name="T18"><text:s text:c="3"/>stkphy INT NOT NULL,</text:span></text:p>
      <text:p text:style-name="P32"><text:span text:style-name="T18"><text:s text:c="3"/>qteann INT NOT NULL,</text:span></text:p>
      <text:p text:style-name="P32"><text:span text:style-name="T18"><text:s text:c="3"/>unimes CHAR(5) <text:s/>NOT NULL,</text:span></text:p>
      <text:p text:style-name="P32"><text:span text:style-name="T18"><text:s text:c="3"/>PRIMARY KEY(codart)</text:span></text:p>
      <text:p text:style-name="P32"><text:span text:style-name="T18">);</text:span></text:p>
      <text:p text:style-name="P28"/>
      <text:p text:style-name="P32"><text:span text:style-name="T18">CREATE TABLE fournis(</text:span></text:p>
      <text:p text:style-name="P32"><text:span text:style-name="T18"><text:s text:c="3"/>numfou TINYINT,</text:span></text:p>
      <text:p text:style-name="P32"><text:span text:style-name="T18"><text:s text:c="3"/>nomfou VARCHAR(25) <text:s/>NOT NULL,</text:span></text:p>
      <text:p text:style-name="P32"><text:span text:style-name="T18"><text:s text:c="3"/>ruefou VARCHAR(50) <text:s/>NOT NULL,</text:span></text:p>
      <text:p text:style-name="P32"><text:span text:style-name="T18"><text:s text:c="3"/>posfou CHAR(5) <text:s/></text:span><text:span text:style-name="T21">CHECK(length(posfou) = 5)</text:span><text:span text:style-name="T18">,</text:span></text:p>
      <text:p text:style-name="P32"><text:span text:style-name="T18"><text:s text:c="3"/>vilfou VARCHAR(30) <text:s/>NOT NULL,</text:span></text:p>
      <text:p text:style-name="P32"><text:span text:style-name="T18"><text:s text:c="3"/>confou VARCHAR(15) <text:s/>NOT NULL,</text:span></text:p>
      <text:p text:style-name="P32"><text:span text:style-name="T18"><text:s text:c="3"/>satisf TINYINT </text:span><text:span text:style-name="T21">CHECK(satisf BETWEEN 0 AND 10)</text:span><text:span text:style-name="T18">,</text:span></text:p>
      <text:p text:style-name="P32"><text:span text:style-name="T18"><text:s text:c="3"/>PRIMARY KEY(numfou)</text:span></text:p>
      <text:p text:style-name="P32"><text:span text:style-name="T18">);</text:span></text:p>
      <text:p text:style-name="P28"/>
      <text:p text:style-name="P32"><text:span text:style-name="T18">CREATE TABLE entcom(</text:span></text:p>
      <text:p text:style-name="P32"><text:span text:style-name="T18"><text:s text:c="3"/>numcom INT </text:span><text:span text:style-name="T21">AUTO_INCREMENT</text:span><text:span text:style-name="T18">,</text:span></text:p>
      <text:p text:style-name="P32"><text:span text:style-name="T18"><text:s text:c="3"/>obscom VARCHAR(50) ,</text:span></text:p>
      <text:p text:style-name="P32"><text:span text:style-name="T18"><text:s text:c="3"/>datcom DATETIME </text:span><text:span text:style-name="T21">DEFAULT now()</text:span><text:span text:style-name="T18">,</text:span></text:p>
      <text:p text:style-name="P32"><text:span text:style-name="T18"><text:s text:c="3"/>numfou TINYINT,</text:span></text:p>
      <text:p text:style-name="P32"><text:span text:style-name="T18"><text:s text:c="3"/>PRIMARY KEY(numcom),</text:span></text:p>
      <text:p text:style-name="P32"><text:span text:style-name="T18"><text:s text:c="3"/>FOREIGN KEY(numfou) REFERENCES fournis(numfou)</text:span></text:p>
      <text:p text:style-name="P32"><text:span text:style-name="T18">);</text:span></text:p>
      <text:p text:style-name="P28"/>
      <text:p text:style-name="P32"><text:span text:style-name="T18">CREATE TABLE ligcom(</text:span></text:p>
      <text:p text:style-name="P32"><text:span text:style-name="T18"><text:s text:c="3"/>numlig TINYINT,</text:span></text:p>
      <text:p text:style-name="P32"><text:span text:style-name="T18"><text:s text:c="3"/>qtecde INT NOT NULL,</text:span></text:p>
      <text:p text:style-name="P32"><text:span text:style-name="T18"><text:s text:c="3"/>priuni DECIMAL(9,2) <text:s text:c="2"/>NOT NULL,</text:span></text:p>
      <text:p text:style-name="P32"><text:span text:style-name="T18"><text:s text:c="3"/>qteliv INT,</text:span></text:p>
      <text:p text:style-name="P32"><text:span text:style-name="T18"><text:s text:c="3"/>derliv DATETIME NOT NULL,</text:span></text:p>
      <text:p text:style-name="P32"><text:soft-page-break/><text:span text:style-name="T18"><text:s text:c="3"/>numcom INT,</text:span></text:p>
      <text:p text:style-name="P32"><text:span text:style-name="T18"><text:s text:c="3"/>codart CHAR(5) ,</text:span></text:p>
      <text:p text:style-name="P32"><text:span text:style-name="T18"><text:s text:c="3"/>PRIMARY KEY(numlig),</text:span></text:p>
      <text:p text:style-name="P32"><text:span text:style-name="T18"><text:s text:c="3"/>FOREIGN KEY(numcom) REFERENCES entcom(numcom),</text:span></text:p>
      <text:p text:style-name="P32"><text:span text:style-name="T18"><text:s text:c="3"/>FOREIGN KEY(codart) REFERENCES produit(codart)</text:span></text:p>
      <text:p text:style-name="P32"><text:span text:style-name="T18">);</text:span></text:p>
      <text:p text:style-name="P28"/>
      <text:p text:style-name="P32"><text:span text:style-name="T18">CREATE TABLE vente(</text:span></text:p>
      <text:p text:style-name="P32"><text:span text:style-name="T18"><text:s text:c="3"/>codart CHAR(5) ,</text:span></text:p>
      <text:p text:style-name="P32"><text:span text:style-name="T18"><text:s text:c="3"/>numfou TINYINT,</text:span></text:p>
      <text:p text:style-name="P32"><text:span text:style-name="T18"><text:s text:c="3"/>delliv SMALLINT NOT NULL,</text:span></text:p>
      <text:p text:style-name="P32"><text:span text:style-name="T18"><text:s text:c="3"/>qte1 INT NOT NULL,</text:span></text:p>
      <text:p text:style-name="P32"><text:span text:style-name="T18"><text:s text:c="3"/>prix1 DECIMAL(9,2) <text:s text:c="2"/>NOT NULL,</text:span></text:p>
      <text:p text:style-name="P32"><text:span text:style-name="T18"><text:s text:c="3"/>qte2 INT,</text:span></text:p>
      <text:p text:style-name="P32"><text:span text:style-name="T18"><text:s text:c="3"/>prix2 DECIMAL(9,2) <text:s/>,</text:span></text:p>
      <text:p text:style-name="P32"><text:span text:style-name="T18"><text:s text:c="3"/>qte3 INT,</text:span></text:p>
      <text:p text:style-name="P32"><text:span text:style-name="T18"><text:s text:c="3"/>prix3 DECIMAL(9,2) <text:s/>,</text:span></text:p>
      <text:p text:style-name="P32"><text:span text:style-name="T18"><text:s text:c="3"/>PRIMARY KEY(codart, numfou),</text:span></text:p>
      <text:p text:style-name="P32"><text:span text:style-name="T18"><text:s text:c="3"/>FOREIGN KEY(codart) REFERENCES produit(codart),</text:span></text:p>
      <text:p text:style-name="P32"><text:span text:style-name="T18"><text:s text:c="3"/>FOREIGN KEY(numfou) REFERENCES fournis(numfou)</text:span></text:p>
      <text:p text:style-name="P32"><text:span text:style-name="T18">);</text:span></text:p>
      <text:p text:style-name="P29"/>
      <text:p text:style-name="P34"><text:span text:style-name="T18"/></text:p>
      <text:p text:style-name="P29"/>
      <text:p text:style-name="P8"/>
      <text:p text:style-name="P8"/>
      <text:p text:style-name="P25">cas GESCOM :</text:p>
      <text:p text:style-name="P25"/>
      <text:p text:style-name="P26">CREATE DATABASE gescom;</text:p>
      <text:p text:style-name="P26"/>
      <text:p text:style-name="P26">USE gescom;</text:p>
      <text:p text:style-name="P25"/>
      <text:p text:style-name="P31"><text:span text:style-name="T18">CREATE TABLE suppliers(</text:span></text:p>
      <text:p text:style-name="P32"><text:span text:style-name="T18"><text:s text:c="3"/>sup_id INT AUTO_INCREMENT,</text:span></text:p>
      <text:p text:style-name="P32"><text:span text:style-name="T18"><text:s text:c="3"/>sup_name VARCHAR(50) <text:s/>NOT NULL,</text:span></text:p>
      <text:p text:style-name="P32"><text:span text:style-name="T18"><text:s text:c="3"/>sup_city VARCHAR(50) <text:s/>NOT NULL,</text:span></text:p>
      <text:p text:style-name="P32"><text:span text:style-name="T18"><text:s text:c="3"/>sup_address VARCHAR(150) <text:s/>NOT NULL,</text:span></text:p>
      <text:p text:style-name="P32"><text:span text:style-name="T18"><text:s text:c="3"/>sup_mail VARCHAR(75) ,</text:span></text:p>
      <text:p text:style-name="P32"><text:span text:style-name="T18"><text:s text:c="3"/>sup_phone VARCHAR(50) ,</text:span></text:p>
      <text:p text:style-name="P32"><text:span text:style-name="T18"><text:s text:c="3"/>PRIMARY KEY(sup_id)</text:span></text:p>
      <text:p text:style-name="P32"><text:span text:style-name="T18">);</text:span></text:p>
      <text:p text:style-name="P28"/>
      <text:p text:style-name="P32"><text:span text:style-name="T18">CREATE TABLE customers(</text:span></text:p>
      <text:p text:style-name="P32"><text:span text:style-name="T18"><text:s text:c="3"/>cus_id INT AUTO_INCREMENT,</text:span></text:p>
      <text:p text:style-name="P32"><text:span text:style-name="T18"><text:s text:c="3"/>cus_lasname VARCHAR(50) <text:s/>NOT NULL,</text:span></text:p>
      <text:p text:style-name="P32"><text:soft-page-break/><text:span text:style-name="T18"><text:s text:c="3"/>cus_firstname VARCHAR(50) <text:s/>NOT NULL,</text:span></text:p>
      <text:p text:style-name="P32"><text:span text:style-name="T18"><text:s text:c="3"/>cus_address VARCHAR(150) <text:s/>NOT NULL,</text:span></text:p>
      <text:p text:style-name="P32"><text:span text:style-name="T18"><text:s text:c="3"/>cus_zipcode VARCHAR(50) <text:s/>NOT NULL,</text:span></text:p>
      <text:p text:style-name="P32"><text:span text:style-name="T18"><text:s text:c="3"/>cus_city VARCHAR(50) <text:s/>NOT NULL,</text:span></text:p>
      <text:p text:style-name="P32"><text:span text:style-name="T18"><text:s text:c="3"/>cus_mail VARCHAR(75) ,</text:span></text:p>
      <text:p text:style-name="P32"><text:span text:style-name="T18"><text:s text:c="3"/>cus_phone INT,</text:span></text:p>
      <text:p text:style-name="P32"><text:span text:style-name="T18"><text:s text:c="3"/></text:span><text:span text:style-name="T19">CHECK(length(cus_zipcode) = 5),</text:span></text:p>
      <text:p text:style-name="P32"><text:span text:style-name="T18"><text:s text:c="3"/>PRIMARY KEY(cus_id)</text:span></text:p>
      <text:p text:style-name="P32"><text:span text:style-name="T18">);</text:span></text:p>
      <text:p text:style-name="P28"/>
      <text:p text:style-name="P32"><text:span text:style-name="T18">CREATE TABLE categories(</text:span></text:p>
      <text:p text:style-name="P32"><text:span text:style-name="T18"><text:s text:c="3"/>cat_id INT AUTO_INCREMENT,</text:span></text:p>
      <text:p text:style-name="P32"><text:span text:style-name="T18"><text:s text:c="3"/>cat_name VARCHAR(200) ,</text:span></text:p>
      <text:p text:style-name="P32"><text:span text:style-name="T18"><text:s text:c="3"/>cat_</text:span><text:span text:style-name="T19">parent_</text:span><text:span text:style-name="T18">id INT,</text:span></text:p>
      <text:p text:style-name="P32"><text:span text:style-name="T18"><text:s text:c="3"/>PRIMARY KEY(cat_id),</text:span></text:p>
      <text:p text:style-name="P32"><text:span text:style-name="T18"><text:s text:c="3"/>FOREIGN KEY(cat_</text:span><text:span text:style-name="T19">parent_</text:span><text:span text:style-name="T18">id) REFERENCES categories(cat_id)</text:span></text:p>
      <text:p text:style-name="P32"><text:span text:style-name="T18">);</text:span></text:p>
      <text:p text:style-name="P28"/>
      <text:p text:style-name="P32"><text:span text:style-name="T18">CREATE TABLE products(</text:span></text:p>
      <text:p text:style-name="P32"><text:span text:style-name="T18"><text:s text:c="3"/>pro_id INT AUTO_INCREMENT,</text:span></text:p>
      <text:p text:style-name="P32"><text:span text:style-name="T18"><text:s text:c="3"/>pro_ref VARCHAR(10) <text:s/>NOT NULL,</text:span></text:p>
      <text:p text:style-name="P32"><text:span text:style-name="T18"><text:s text:c="3"/>pro_name VARCHAR(200) <text:s/>NOT NULL,</text:span></text:p>
      <text:p text:style-name="P32"><text:span text:style-name="T18"><text:s text:c="3"/>pro_desc TEXT NOT NULL,</text:span></text:p>
      <text:p text:style-name="P32"><text:span text:style-name="T18"><text:s text:c="3"/>pro_price DECIMAL(6,2) <text:s text:c="2"/>NOT NULL,</text:span></text:p>
      <text:p text:style-name="P32"><text:span text:style-name="T18"><text:s text:c="3"/>pro_stock SMALLINT,</text:span></text:p>
      <text:p text:style-name="P32"><text:span text:style-name="T18"><text:s text:c="3"/>pro_color VARCHAR(30) ,</text:span></text:p>
      <text:p text:style-name="P32"><text:span text:style-name="T18"><text:s text:c="3"/>pro_picture VARCHAR(40) ,</text:span></text:p>
      <text:p text:style-name="P33"><text:span text:style-name="T18"><text:s text:c="3"/>pro_add_date DATE </text:span><text:span text:style-name="T19">DEFAULT now()</text:span><text:span text:style-name="T18">,</text:span></text:p>
      <text:p text:style-name="P32"><text:span text:style-name="T18"><text:s text:c="3"/>pro_update_date DATETIME </text:span><text:span text:style-name="T19">DEFAULT now()</text:span><text:span text:style-name="T18">,</text:span></text:p>
      <text:p text:style-name="P32"><text:span text:style-name="T18"><text:s text:c="3"/>pro_publish TINYINT NOT NULL,</text:span></text:p>
      <text:p text:style-name="P32"><text:span text:style-name="T18"><text:s text:c="3"/>sup_id INT,</text:span></text:p>
      <text:p text:style-name="P32"><text:span text:style-name="T18"><text:s text:c="3"/>cat_id INT,</text:span></text:p>
      <text:p text:style-name="P32"><text:span text:style-name="T18"><text:s text:c="3"/>PRIMARY KEY(pro_id),</text:span></text:p>
      <text:p text:style-name="P32"><text:span text:style-name="T18"><text:s text:c="3"/>FOREIGN KEY(sup_id) REFERENCES suppliers(sup_id),</text:span></text:p>
      <text:p text:style-name="P32"><text:span text:style-name="T18"><text:s text:c="3"/>FOREIGN KEY(cat_id) REFERENCES categories(cat_id)</text:span></text:p>
      <text:p text:style-name="P32"><text:span text:style-name="T18">);</text:span></text:p>
      <text:p text:style-name="P28"/>
      <text:p text:style-name="P32"><text:span text:style-name="T18">CREATE TABLE orders(</text:span></text:p>
      <text:p text:style-name="P32"><text:span text:style-name="T18"><text:s text:c="3"/>ord_id INT AUTO_INCREMENT,</text:span></text:p>
      <text:p text:style-name="P33"><text:span text:style-name="T18"><text:s text:c="3"/>ord_order_date DATE </text:span><text:span text:style-name="T19">DEFAULT now()</text:span><text:span text:style-name="T18">,</text:span></text:p>
      <text:p text:style-name="P32"><text:span text:style-name="T18"><text:s text:c="3"/>ord_ship_date DATE,</text:span></text:p>
      <text:p text:style-name="P32"><text:span text:style-name="T18"><text:s text:c="3"/>ord_bill_date DATE,</text:span></text:p>
      <text:p text:style-name="P32"><text:span text:style-name="T18"><text:s text:c="3"/>ord_reception_date DATE,</text:span></text:p>
      <text:p text:style-name="P32"><text:span text:style-name="T18"><text:s text:c="3"/>ord_status VARCHAR(25) <text:s/>NOT NULL,</text:span></text:p>
      <text:p text:style-name="P32"><text:span text:style-name="T18"><text:s text:c="3"/>cus_id INT,</text:span></text:p>
      <text:p text:style-name="P32"><text:soft-page-break/><text:span text:style-name="T18"><text:s text:c="3"/>PRIMARY KEY(ord_id),</text:span></text:p>
      <text:p text:style-name="P32"><text:span text:style-name="T18"><text:s text:c="3"/>FOREIGN KEY(cus_id) REFERENCES customers(cus_id)</text:span></text:p>
      <text:p text:style-name="P32"><text:span text:style-name="T18">);</text:span></text:p>
      <text:p text:style-name="P28"/>
      <text:p text:style-name="P32"><text:span text:style-name="T18">CREATE TABLE details(</text:span></text:p>
      <text:p text:style-name="P32"><text:span text:style-name="T18"><text:s text:c="3"/>det INT AUTO_INCREMENT,</text:span></text:p>
      <text:p text:style-name="P32"><text:span text:style-name="T18"><text:s text:c="3"/>det_price DECIMAL(6,2) <text:s text:c="2"/>NOT NULL,</text:span></text:p>
      <text:p text:style-name="P32"><text:span text:style-name="T18"><text:s text:c="3"/>det_quantity INT </text:span><text:span text:style-name="T19">CHECK(det_quantity </text:span><text:span text:style-name="T20">BETWEEN</text:span><text:span text:style-name="T19"> 0 AND 100),</text:span></text:p>
      <text:p text:style-name="P32"><text:span text:style-name="T18"><text:s text:c="3"/>ord_id INT,</text:span></text:p>
      <text:p text:style-name="P32"><text:span text:style-name="T18"><text:s text:c="3"/>pro_id INT,</text:span></text:p>
      <text:p text:style-name="P32"><text:span text:style-name="T18"><text:s text:c="3"/></text:span></text:p>
      <text:p text:style-name="P32"><text:span text:style-name="T18"><text:s text:c="3"/>PRIMARY KEY(det),</text:span></text:p>
      <text:p text:style-name="P32"><text:span text:style-name="T18"><text:s text:c="3"/>FOREIGN KEY(ord_id) REFERENCES orders(ord_id),</text:span></text:p>
      <text:p text:style-name="P32"><text:span text:style-name="T18"><text:s text:c="3"/>FOREIGN KEY(pro_id) REFERENCES products(pro_id)</text:span></text:p>
      <text:p text:style-name="P32"><text:span text:style-name="T18">);</text:span></text:p>
      <text:p text:style-name="P30"/>
      <text:p text:style-name="P27">CREATE INDEX <text:s/>ref ON product(pro_ref) 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30T09:16:31.848287132</meta:creation-date>
    <dc:date>2023-08-31T11:01:38.465613213</dc:date>
    <meta:editing-duration>PT13M13S</meta:editing-duration>
    <meta:editing-cycles>4</meta:editing-cycles>
    <meta:generator>LibreOffice/7.3.7.2$Linux_X86_64 LibreOffice_project/30$Build-2</meta:generator>
    <meta:document-statistic meta:table-count="2" meta:image-count="0" meta:object-count="0" meta:page-count="7" meta:paragraph-count="296" meta:word-count="744" meta:character-count="6083" meta:non-whitespace-character-count="5235"/>
  </office:meta>
</office:document-meta>
</file>